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BY JESUS (10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BY JESUS (10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etaphor (10:1-6): Jesus illustrates his mission on earth by describing two different ways to enter a sheepfold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metaphor (10:1-6): Jesus illustrates his mission on earth by describing two different ways to enter a sheepfold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wrong way, climbing over a wall (10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ight way, entering through the gate (10:2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 BY JESUS (10:1-2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meaning (10:7-18): He explains his illustration by giving the characteristics of three kinds of individuals.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Characteristics of the Good Shepherd (10:7, 9, 10b-11, 14-18):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-title-Title-Slide" presentation:presentation-page-layout-name="Master1-PPL1" draw:id="Slide-261">
        <draw:frame draw:id="id93" presentation:style-name="a494" draw:name="Title 1" svg:x="1.38in" svg:y="0.83in" svg:width="10.3in" svg:height="4.42in" presentation:class="title" presentation:placeholder="false">
          <draw:text-box>
            <text:p text:style-name="a493" text:class-names="" text:cond-style-name=""><text:span text:style-name="a491" text:class-names=""><text:s text:c="1"/>Characteristics of the Good Shepherd (10:7, 9, 10b-11, 14-18):<text:s text:c="1"/></text:span><text:span text:style-name="a492" text:class-names=""/></text:p>
          </draw:text-box>
          <svg:title/>
          <svg:desc/>
        </draw:frame>
        <draw:frame draw:id="id94" presentation:style-name="a499" draw:name="Subtitle 2" svg:x="1.38in" svg:y="5.25in" svg:width="10.3in" svg:height="1.85in" presentation:class="subtitle" presentation:placeholder="false">
          <draw:text-box>
            <text:p text:style-name="a496" text:class-names="" text:cond-style-name=""><text:span text:style-name="a495" text:class-names=""><text:s text:c="1"/>His relationship with the sheep (10:7, 9, 10b-11, 14-18)<text:s text:c="1"/></text:span></text:p>
            <text:p text:style-name="a498" text:class-names="" text:cond-style-name=""><text:span text:style-name="a497" text:class-names=""/></text:p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His relationship with the sheep (10:7, 9, 10b-11, 14-18)<text:s text:c="1"/></text:span><text:span text:style-name="a502" text:class-names=""/></text:p>
          </draw:text-box>
          <svg:title/>
          <svg:desc/>
        </draw:frame>
        <draw:frame draw:id="id96" presentation:style-name="a523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is the entrance to their salvation (10:7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e allows them to go in and out, and find green pasture (10:9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e gives them life in all its fullness (10:10b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lays down his own life for them (10:11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He knows his sheep and they know him (10:1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Characteristics of the Good Shepherd (10:7, 9, 10b-11, 14-18):<text:s text:c="1"/></text:span><text:span text:style-name="a526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His relationship with the sheep (10:7, 9, 10b-11, 14-1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His relationship with the Father (10:15-1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2-tx-Title-and-Text" presentation:presentation-page-layout-name="Master1-PPL12" draw:id="Slide-264">
        <draw:frame draw:id="id99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His relationship with the Father (10:15-18)<text:s text:c="1"/></text:span><text:span text:style-name="a541" text:class-names=""/></text:p>
          </draw:text-box>
          <svg:title/>
          <svg:desc/>
        </draw:frame>
        <draw:frame draw:id="id100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He knows his Father, and the Father knows him (10:15-16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He is loved by His Father (10:17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is given power by the Father to lay down his life and take it up again (10:18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10" draw:style-name="a557" draw:master-page-name="Master1-Layout12-tx-Title-and-Text" presentation:presentation-page-layout-name="Master1-PPL12" draw:id="Slide-265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Characteristics of the Good Shepherd (10:7, 9, 10b-11, 14-18):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His relationship with the sheep (10:7, 9, 10b-11, 14-18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His relationship with the Father (10:15-18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meaning (10:7-18): He explains his illustration by giving the characteristics of three kinds of individuals.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Characteristics of the Good Shepherd (10:7, 9, 10b-11, 14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Characteristics of thieves and robbers (10:8, 10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Characteristics of a hired hand (10:12-13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Characteristics of a hired hand (10:12-13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He forsakes the sheep in time of danger (10:12).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 cares nothing for the sheep (10:13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meaning (10:7-18): He explains his illustration by giving the characteristics of three kinds of individuals.<text:s text:c="1"/></text:span><text:span text:style-name="a607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Characteristics of the Good Shepherd (10:7, 9, 10b-11, 14-1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Characteristics of thieves and robbers (10:8, 10a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Characteristics of a hired hand (10:12-1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THE MESSAGE BY JESUS (10:1-21)<text:s text:c="1"/></text:span><text:span text:style-name="a625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mixed views (10:19-21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The mixed views (10:19-21):<text:s text:c="1"/></text:span><text:span text:style-name="a643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Some say he is insane (10:19, 20b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Some say he is demon-possessed (10:20a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ome question whether he would be able to heal if he were in fact demon-possessed (10:21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THE MESSAGE BY JESUS (10:1-21)<text:s text:c="1"/></text:span><text:span text:style-name="a661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mixed views (10:19-21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OHN 10</text:span><text:span text:style-name="a679" text:class-names=""/></text:p>
          </draw:text-box>
          <svg:title/>
          <svg:desc/>
        </draw:frame>
        <draw:frame draw:id="id116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THE MESSAGE BY JESUS (10:1-2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THE MALICE AGAINST JESUS (10:22-39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8" draw:style-name="a692" draw:master-page-name="Master1-Layout1-title-Title-Slide" presentation:presentation-page-layout-name="Master1-PPL1" draw:id="Slide-273">
        <draw:frame draw:id="id117" presentation:style-name="a696" draw:name="Title 1" svg:x="1.38in" svg:y="0.83in" svg:width="10.3in" svg:height="4.42in" presentation:class="title" presentation:placeholder="false">
          <draw:text-box>
            <text:p text:style-name="a695" text:class-names="" text:cond-style-name=""><text:span text:style-name="a693" text:class-names="">THE MALICE AGAINST JESUS (10:22-39):<text:s text:c="1"/></text:span><text:span text:style-name="a694" text:class-names=""/></text:p>
          </draw:text-box>
          <svg:title/>
          <svg:desc/>
        </draw:frame>
        <draw:frame draw:id="id118" presentation:style-name="a701" draw:name="Subtitle 2" svg:x="1.38in" svg:y="5.25in" svg:width="10.3in" svg:height="1.85in" presentation:class="subtitle" presentation:placeholder="false">
          <draw:text-box>
            <text:p text:style-name="a698" text:class-names="" text:cond-style-name=""><text:span text:style-name="a697" text:class-names=""><text:s text:c="1"/>First attempt (10:22-31)<text:s text:c="1"/></text:span></text:p>
            <text:p text:style-name="a700" text:class-names="" text:cond-style-name=""><text:span text:style-name="a699" text:class-names=""/></text:p>
          </draw:text-box>
          <svg:title/>
          <svg:desc/>
        </draw:frame>
      </draw:page>
      <draw:page draw:name="Slide19" draw:style-name="a702" draw:master-page-name="Master1-Layout1-title-Title-Slide" presentation:presentation-page-layout-name="Master1-PPL1" draw:id="Slide-274">
        <draw:frame draw:id="id119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First attempt (10:22-31)<text:s text:c="1"/></text:span><text:span text:style-name="a704" text:class-names=""/></text:p>
          </draw:text-box>
          <svg:title/>
          <svg:desc/>
        </draw:frame>
        <draw:frame draw:id="id120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His words (10:25-30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20" draw:style-name="a712" draw:master-page-name="Master1-Layout12-tx-Title-and-Text" presentation:presentation-page-layout-name="Master1-PPL12" draw:id="Slide-275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His words (10:25-30)<text:s text:c="1"/></text:span><text:span text:style-name="a714" text:class-names=""/></text:p>
          </draw:text-box>
          <svg:title/>
          <svg:desc/>
        </draw:frame>
        <draw:frame draw:id="id122" presentation:style-name="a732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He says they are not his sheep (10:25-26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He says his sheep listen to him (10:27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He says his sheep will never perish and are eternally secure (10:28-29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He says he and the Father are one (10:30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1" draw:style-name="a733" draw:master-page-name="Master1-Layout12-tx-Title-and-Text" presentation:presentation-page-layout-name="Master1-PPL12" draw:id="Slide-276">
        <draw:frame draw:id="id123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First attempt (10:22-31)<text:s text:c="1"/></text:span><text:span text:style-name="a735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His words (10:25-30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ir wickedness (10:22-24, 31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2" draw:style-name="a748" draw:master-page-name="Master1-Layout12-tx-Title-and-Text" presentation:presentation-page-layout-name="Master1-PPL12" draw:id="Slide-277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MALICE AGAINST JESUS (10:22-39):<text:s text:c="1"/></text:span><text:span text:style-name="a750" text:class-names=""/></text:p>
          </draw:text-box>
          <svg:title/>
          <svg:desc/>
        </draw:frame>
        <draw:frame draw:id="id126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First attempt (10:22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Second attempt (10:32-3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3" draw:style-name="a763" draw:master-page-name="Master1-Layout1-title-Title-Slide" presentation:presentation-page-layout-name="Master1-PPL1" draw:id="Slide-278">
        <draw:frame draw:id="id127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4" text:class-names=""><text:s text:c="1"/>Second attempt (10:32-39)<text:s text:c="1"/></text:span><text:span text:style-name="a765" text:class-names=""/></text:p>
          </draw:text-box>
          <svg:title/>
          <svg:desc/>
        </draw:frame>
        <draw:frame draw:id="id128" presentation:style-name="a772" draw:name="Subtitle 2" svg:x="1.38in" svg:y="5.25in" svg:width="10.3in" svg:height="1.85in" presentation:class="subtitle" presentation:placeholder="false">
          <draw:text-box>
            <text:p text:style-name="a769" text:class-names="" text:cond-style-name=""><text:span text:style-name="a768" text:class-names=""><text:s text:c="1"/>His words (10:32-38)<text:s text:c="1"/></text:span></text:p>
            <text:p text:style-name="a771" text:class-names="" text:cond-style-name=""><text:span text:style-name="a770" text:class-names=""/></text:p>
          </draw:text-box>
          <svg:title/>
          <svg:desc/>
        </draw:frame>
      </draw:page>
      <draw:page draw:name="Slide24" draw:style-name="a773" draw:master-page-name="Master1-Layout12-tx-Title-and-Text" presentation:presentation-page-layout-name="Master1-PPL12" draw:id="Slide-279">
        <draw:frame draw:id="id129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<text:s text:c="1"/>His words (10:32-38)<text:s text:c="1"/></text:span><text:span text:style-name="a775" text:class-names=""/></text:p>
          </draw:text-box>
          <svg:title/>
          <svg:desc/>
        </draw:frame>
        <draw:frame draw:id="id130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He says they refuse to believe in the Scriptures (10:32-36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He says they should believe in his miracles (10:37-38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5" draw:style-name="a788" draw:master-page-name="Master1-Layout12-tx-Title-and-Text" presentation:presentation-page-layout-name="Master1-PPL12" draw:id="Slide-280">
        <draw:frame draw:id="id131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Second attempt (10:32-39)<text:s text:c="1"/></text:span><text:span text:style-name="a790" text:class-names=""/></text:p>
          </draw:text-box>
          <svg:title/>
          <svg:desc/>
        </draw:frame>
        <draw:frame draw:id="id132" presentation:style-name="a802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His words (10:32-38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ir wickedness (10:39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6" draw:style-name="a803" draw:master-page-name="Master1-Layout12-tx-Title-and-Text" presentation:presentation-page-layout-name="Master1-PPL12" draw:id="Slide-281">
        <draw:frame draw:id="id133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THE MALICE AGAINST JESUS (10:22-39):<text:s text:c="1"/></text:span><text:span text:style-name="a805" text:class-names=""/></text:p>
          </draw:text-box>
          <svg:title/>
          <svg:desc/>
        </draw:frame>
        <draw:frame draw:id="id134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First attempt (10:22-31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Second attempt (10:32-39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7" draw:style-name="a818" draw:master-page-name="Master1-Layout12-tx-Title-and-Text" presentation:presentation-page-layout-name="Master1-PPL12" draw:id="Slide-282">
        <draw:frame draw:id="id135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JOHN 10</text:span><text:span text:style-name="a820" text:class-names=""/></text:p>
          </draw:text-box>
          <svg:title/>
          <svg:desc/>
        </draw:frame>
        <draw:frame draw:id="id136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THE MESSAGE BY JESUS (10:1-21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HE MALICE AGAINST JESUS (10:22-39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HE MEETING WITH JESUS (10:40-42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8" draw:style-name="a836" draw:master-page-name="Master1-Layout12-tx-Title-and-Text" presentation:presentation-page-layout-name="Master1-PPL12" draw:id="Slide-283">
        <draw:frame draw:id="id137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THE MEETING WITH JESUS (10:40-42):<text:s text:c="1"/></text:span><text:span text:style-name="a838" text:class-names=""/></text:p>
          </draw:text-box>
          <svg:title/>
          <svg:desc/>
        </draw:frame>
        <draw:frame draw:id="id138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The place (10:40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The people (10:41-42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9" draw:style-name="a851" draw:master-page-name="Master1-Layout12-tx-Title-and-Text" presentation:presentation-page-layout-name="Master1-PPL12" draw:id="Slide-284">
        <draw:frame draw:id="id139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JOHN 10</text:span><text:span text:style-name="a853" text:class-names=""/></text:p>
          </draw:text-box>
          <svg:title/>
          <svg:desc/>
        </draw:frame>
        <draw:frame draw:id="id140" presentation:style-name="a868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THE MESSAGE BY JESUS (10:1-21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THE MALICE AGAINST JESUS (10:22-39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THE MEETING WITH JESUS (10:40-42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0</dc:title>
    <meta:initial-creator>David STRICKLAND</meta:initial-creator>
    <dc:creator>David STRICKLAND</dc:creator>
    <meta:creation-date>2020-02-23T23:14:38Z</meta:creation-date>
    <dc:date>2020-02-23T23:14:39Z</dc:date>
    <meta:template xlink:href="BibleStudy" xlink:type="simple"/>
    <meta:editing-cycles>1</meta:editing-cycles>
    <meta:editing-duration>PT0S</meta:editing-duration>
    <meta:document-statistic meta:paragraph-count="93" meta:word-count="988"/>
  </office:meta>
</office:document-meta>
</file>